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291d" officeooo:paragraph-rsid="000129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 device to control the high-voltage AC waveform, a processor to read temperature input and determine appropriate power output, a thermocouple and amplifier to measure temperature, and of course, the toaster oven. This tutorial only covers the high-voltage AC controller which consists of a TRIAC with over-current and over-voltage protection, an optoisolated TRIAC driver, and a zero-crossing detector. This device is designed to be microcontroller agnostic and while my component selection is catered to a 3.3V device, it can easily be adapted to 5V without much trouble.</text:p>
      <text:p text:style-name="P1"/>
      <text:p text:style-name="P1">A very common way of implementing an AC controller is with a solid-state relay. These allow the oven to be full ON or full OFF and the signal can be pulsed to get an approximate temperature (known colloquially as BANG-BANG controlling). A huge swath of the world's control systems run just fine this but it is neither elegant nor interesting to implement (in my opinion). Inside most solid state relays, however is a device called a TRIAC which can be ordered as a standalone device. Like Robert mentions in his article, it's essentially a bidirectional extension of the thyristor, or can be though of as a solid-state switch that conducts current in both direction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Maximoff</meta:initial-creator>
    <meta:creation-date>2015-11-03T17:28:50.596337397</meta:creation-date>
    <dc:date>2015-11-03T17:29:04.222821389</dc:date>
    <dc:creator>James Maximoff</dc:creator>
    <meta:editing-duration>PT13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2" meta:word-count="201" meta:character-count="1241" meta:non-whitespace-character-count="1041"/>
  </office:meta>
</office:document-meta>
</file>